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82mm"/>
    </style:style>
    <style:style style:name="co2" style:family="table-column">
      <style:table-column-properties fo:break-before="auto" style:column-width="28.15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22.65mm"/>
    </style:style>
    <style:style style:name="ro1" style:family="table-row">
      <style:table-row-properties style:row-height="7.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9" style:family="table-cell" style:parent-style-name="Default">
      <style:table-cell-properties style:cell-protect="none" style:print-content="true"/>
    </style:style>
    <style:style style:name="ce21" style:family="table-cell" style:parent-style-name="Default" style:data-style-name="N40">
      <style:table-cell-properties style:cell-protect="none" style:print-content="true"/>
      <style:text-properties style:font-name="Arial" style:font-name-asian="Arial" style:font-name-complex="Arial"/>
    </style:style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lias Müller</text:p>
          </table:table-cell>
          <table:table-cell table:style-name="ce6" office:value-type="string" calcext:value-type="string">
            <text:p>Alexander Keck</text:p>
          </table:table-cell>
          <table:table-cell table:style-name="ce6" office:value-type="string" calcext:value-type="string">
            <text:p>Alexander Zeis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 table:number-columns-repeated="2"/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19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0-31" calcext:value-type="date">
            <text:p>Dienstag, 2017-10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1" calcext:value-type="date">
            <text:p>Mittwoch, 2017-11-01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07" calcext:value-type="date">
            <text:p>Dienstag, 2017-1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8" calcext:value-type="date">
            <text:p>Mittwoch, 2017-11-08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number-columns-repeated="3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19"/>
          <table:table-cell table:style-name="ce7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19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19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/>
          <table:table-cell table:style-name="ce7" office:value-type="time" office:time-value="PT07H00M00S" calcext:value-type="time">
            <text:p>07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number-columns-repeated="3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number-columns-repeated="2" table:style-name="ce7" office:value-type="time" office:time-value="PT05H00M00S" calcext:value-type="time">
            <text:p>05:00</text:p>
          </table:table-cell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9H00M00S" calcext:value-type="time">
            <text:p>09:00</text:p>
          </table:table-cell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number-columns-repeated="2" table:style-name="ce7" office:value-type="time" office:time-value="PT09H00M00S" calcext:value-type="time">
            <text:p>09:00</text:p>
          </table:table-cell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office:value-type="time" office:time-value="PT07H00M00S" calcext:value-type="time">
            <text:p>07:00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8H00M00S" calcext:value-type="time">
            <text:p>08:00</text:p>
          </table:table-cell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9H00M00S" calcext:value-type="time">
            <text:p>09:00</text:p>
          </table:table-cell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2"/>
          <table:table-cell table:style-name="ce7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7H00M00S" calcext:value-type="time">
            <text:p>07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2"/>
          <table:table-cell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2"/>
          <table:table-cell table:style-name="ce21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7H00M00S" calcext:value-type="time">
            <text:p>07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19"/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office:value-type="time" office:time-value="PT04H30M00S" calcext:value-type="time">
            <text:p>04:3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table:number-columns-repeated="2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number-columns-repeated="2" table:style-name="ce7" office:value-type="time" office:time-value="PT06H00M00S" calcext:value-type="time">
            <text:p>06:00</text:p>
          </table:table-cell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number-columns-repeated="2" table:style-name="ce7" office:value-type="time" office:time-value="PT06H00M00S" calcext:value-type="time">
            <text:p>06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 office:value-type="time" office:time-value="PT06H00M00S" calcext:value-type="time">
            <text:p>06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2"/>
          <table:table-cell table:style-name="ce21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21" office:value-type="time" office:time-value="PT05H00M00S" calcext:value-type="time">
            <text:p>05:00</text:p>
          </table:table-cell>
          <table:table-cell table:style-name="ce21" office:value-type="time" office:time-value="PT05H30M00S" calcext:value-type="time">
            <text:p>05:30</text:p>
          </table:table-cell>
          <table:table-cell table:style-name="ce21" office:value-type="time" office:time-value="PT05H00M00S" calcext:value-type="time">
            <text:p>05:00</text:p>
          </table:table-cell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7H00M00S" calcext:value-type="time">
            <text:p>07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number-columns-repeated="3" table:style-name="ce7" office:value-type="time" office:time-value="PT08H00M00S" calcext:value-type="time">
            <text:p>08:00</text:p>
          </table:table-cell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/>
          <table:table-cell table:formula="of:=[.B2]" office:value-type="string" office:string-value="Elias Müller" calcext:value-type="string">
            <text:p>Elias Müller</text:p>
          </table:table-cell>
          <table:table-cell table:formula="of:=[.C2]" office:value-type="string" office:string-value="Alexander Keck" calcext:value-type="string">
            <text:p>Alexander Keck</text:p>
          </table:table-cell>
          <table:table-cell table:formula="of:=[.D2]" office:value-type="string" office:string-value="Alexander Zeising" calcext:value-type="string">
            <text:p>Alexander Zeising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202H30M00S" calcext:value-type="time">
            <text:p>202:30</text:p>
          </table:table-cell>
          <table:table-cell table:style-name="ce10" table:formula="of:=SUM([.C4:.C120])" office:value-type="time" office:time-value="PT202H30M00S" calcext:value-type="time">
            <text:p>202:30</text:p>
          </table:table-cell>
          <table:table-cell table:style-name="ce10" table:formula="of:=SUM([.D4:.D120])" office:value-type="time" office:time-value="PT207H30M00S" calcext:value-type="time">
            <text:p>207:30</text:p>
          </table:table-cell>
          <table:table-cell/>
          <table:table-cell table:style-name="ce11" table:formula="of:=SUM([.B122:.D122])" office:value-type="time" office:time-value="PT612H30M00S" calcext:value-type="time">
            <text:p>612:30</text:p>
          </table:table-cell>
          <table:table-cell table:number-columns-repeated="1018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 style:data-style-name="N2" text:time-value="18:14:08.009842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initial-creator>Kai Mindermann</meta:initial-creator>
    <meta:creation-date>2015-10-06T10:15:48Z</meta:creation-date>
    <dc:date>2018-01-24T18:28:40.967195318</dc:date>
    <meta:editing-cycles>11</meta:editing-cycles>
    <meta:editing-duration>PT10M45S</meta:editing-duration>
    <meta:document-statistic meta:table-count="1" meta:cell-count="277" meta:object-count="0"/>
  </office:meta>
</office:document-meta>
</file>